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OGLE MOTEUR DE RECHERCHES</text:p>
      <text:p text:style-name="Standard"/>
      <text:p text:style-name="Standard">Logistique interne : </text:p>
      <text:p text:style-name="Standard">Réception et stockage des données informatiques dans leurs réseaux.</text:p>
      <text:p text:style-name="Standard"/>
      <text:p text:style-name="Standard">Fabrication : </text:p>
      <text:p text:style-name="Standard">Google font énormément de recherches sur des algorithmes de recherches plus performant et qui permet de référencer les sites encore mieux.</text:p>
      <text:p text:style-name="Standard"/>
      <text:p text:style-name="Standard">Logistique de commercialisation :</text:p>
      <text:p text:style-name="Standard">Référence les sites dans le top recherche monétairement parlant.</text:p>
      <text:p text:style-name="Standard"/>
      <text:p text:style-name="Standard">Marketing et vente :</text:p>
      <text:p text:style-name="Standard">Google s'appuie sur sa puissance et sa notoriété d'aujourd'hui, ce qu'il lui permet d'être le meilleur dans son activité principal, la recherche d'information.</text:p>
      <text:p text:style-name="Standard"/>
      <text:p text:style-name="Standard">Service :</text:p>
      <text:p text:style-name="Standard">Sa force première est son algorithme de recherche qui est certainement le plus performant de tous, aucune installation ou aucune réparation n'est nécessaire pour le client.</text:p>
      <text:p text:style-name="Standard"/>
      <text:p text:style-name="Standard">Infrastructure de l'entreprise :</text:p>
      <text:p text:style-name="Standard">Google en 2008 exploitait 34 datacenter situé dans le monde entier, dont rien que 19 aux Etats-Unis avec 2 supplémentaires en construction. Google a effectué en 2013, 60milliards de chiffre d'affaire.</text:p>
      <text:p text:style-name="Standard"/>
      <text:p text:style-name="Standard">Gestion des ressources humaines :</text:p>
      <text:p text:style-name="Standard">Google paye énormément la matière grise pour permettre des recherches et développement que ce soit dans l'algorithme principale de Google ou ses différentes filières et éviter ainsi le turn-over. En terme de recrutement, Google font passer plus de 9 entretiens plus loufoques (psychotechniques) les uns que les autres. Il verse 50% du salaire pendant 10 ans à son/sa conjoint(e) et même $1000/mois à ses enfants jusqu'au 19 <text:s/>ans ou 23 ans s'il étudie.</text:p>
      <text:p text:style-name="Standard"/>
      <text:p text:style-name="Standard">Recherches et développement :</text:p>
      <text:p text:style-name="Standard">Ils font des recherches sur de meilleurs algorithme de recherches pour permettre à ses utilisateurs d'avoir a faire le moins de recherches possible. En terme de savoir-faire, c'est le meilleur moteur de recherches (8MM640M/jour). En terme d'innovation, Google parle 112 langues.</text:p>
      <text:p text:style-name="Standard"/>
      <text:p text:style-name="Standard">Les achats :</text:p>
      <text:p text:style-name="Standard">Google a acheté Youtube le 9 octobre 2006 qui est devenu en un rien de temps l'une des plateforme de références en France.Google a acheté Android le 17 août 2005.<text:tab/>Google rachète maintenant des satelli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Xu</meta:initial-creator>
    <meta:creation-date>2014-09-23T13:26:08.18</meta:creation-date>
    <dc:date>2014-09-29T10:02:26.73</dc:date>
    <dc:creator>Peter Xu</dc:creator>
    <meta:editing-duration>PT1H3M43S</meta:editing-duration>
    <meta:editing-cycles>39</meta:editing-cycles>
    <meta:generator>OpenOffice/4.1.1$Win32 OpenOffice.org_project/411m6$Build-9775</meta:generator>
    <meta:document-statistic meta:table-count="0" meta:image-count="0" meta:object-count="0" meta:page-count="1" meta:paragraph-count="19" meta:word-count="303" meta:character-count="1963"/>
  </office:meta>
</office:document-meta>
</file>